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0.833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9846in"/>
    </style:style>
    <style:style style:name="co18" style:family="table-column">
      <style:table-column-properties fo:break-before="auto" style:column-width="1.0866in"/>
    </style:style>
    <style:style style:name="co19" style:family="table-column">
      <style:table-column-properties fo:break-before="auto" style:column-width="0.781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ampaign">
      <style:table-properties table:display="true" style:writing-mode="lr-tb"/>
    </style:style>
    <style:style style:name="ta2" style:family="table" style:master-page-name="PageStyle_5f_Overall">
      <style:table-properties table:display="true" style:writing-mode="lr-tb" tableooo:tab-color="#ffffff"/>
    </style:style>
    <style:style style:name="ta3" style:family="table" style:master-page-name="PageStyle_5f_Painting_20_Scores">
      <style:table-properties table:display="true" style:writing-mode="lr-tb"/>
    </style:style>
    <style:style style:name="ta4" style:family="table" style:master-page-name="PageStyle_5f_Painting_20_Votes">
      <style:table-properties table:display="true" style:writing-mode="lr-tb" tableooo:tab-color="#ffffff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mpaign" table:style-name="ta1">
        <office:forms form:automatic-focus="false" form:apply-design-mode="false"/>
        <table:table-column table:style-name="co1" table:number-columns-repeated="257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/>
          <table:table-cell table:style-name="ce1" office:value-type="string" calcext:value-type="string">
            <text:p>Discord</text:p>
          </table:table-cell>
          <table:table-cell table:style-name="ce1"/>
          <table:table-cell table:style-name="ce1" office:value-type="string" calcext:value-type="string">
            <text:p>Spoilers</text:p>
          </table:table-cell>
          <table:table-cell table:style-name="Default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Alex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6"/>
          <table:table-cell office:value-type="string" calcext:value-type="string">
            <text:p>Patri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oe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office:value-type="string" calcext:value-type="string">
            <text:p>Justi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Lovell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/>
          <table:table-cell office:value-type="string" calcext:value-type="string">
            <text:p>Michael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/>
          <table:table-cell table:style-name="ce6"/>
          <table:table-cell table:style-name="ce5"/>
          <table:table-cell table:style-name="ce9" office:value-type="string" calcext:value-type="string">
            <text:p>Overall</text:p>
          </table:table-cell>
          <table:table-cell table:style-name="ce7"/>
          <table:table-cell table:number-columns-repeated="244"/>
        </table:table-row>
        <table:table-row table:style-name="ro1">
          <table:table-cell office:value-type="string" calcext:value-type="string">
            <text:p>David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6"/>
          <table:table-cell office:value-type="string" calcext:value-type="string">
            <text:p>Steve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scord</text:p>
          </table:table-cell>
          <table:table-cell table:style-name="ce10" office:value-type="string" calcext:value-type="string">
            <text:p>Spoilers</text:p>
          </table:table-cell>
          <table:table-cell table:number-columns-repeated="24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table:formula="of:=[.B8]+[.B16]+[.B24]" office:value-type="float" office:value="123" calcext:value-type="float">
            <text:p>123</text:p>
          </table:table-cell>
          <table:table-cell table:style-name="ce6" table:formula="of:=[.D8]+[.D16]+[.D24]" office:value-type="float" office:value="0" calcext:value-type="float">
            <text:p>0</text:p>
          </table:table-cell>
          <table:table-cell table:style-name="ce11" table:formula="of:=[.F8]+[.F16]+[.F24]" office:value-type="float" office:value="110" calcext:value-type="float">
            <text:p>110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3:.B7])" office:value-type="float" office:value="49" calcext:value-type="float">
            <text:p>49</text:p>
          </table:table-cell>
          <table:table-cell/>
          <table:table-cell table:style-name="ce6" table:formula="of:=SUM([.D3:.D7])" office:value-type="float" office:value="0" calcext:value-type="float">
            <text:p>0</text:p>
          </table:table-cell>
          <table:table-cell/>
          <table:table-cell table:style-name="ce6" table:formula="of:=SUM([.F3:.F7])" office:value-type="float" office:value="30" calcext:value-type="float">
            <text:p>30</text:p>
          </table:table-cell>
          <table:table-cell table:style-name="Default"/>
          <table:table-cell table:number-columns-repeated="2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>
          <table:table-cell office:value-type="string" calcext:value-type="string">
            <text:p>Alex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/>
          <table:table-cell office:value-type="string" calcext:value-type="string">
            <text:p>Steve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David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/>
          <table:table-cell office:value-type="string" calcext:value-type="string">
            <text:p>Justi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oe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6"/>
          <table:table-cell office:value-type="string" calcext:value-type="string">
            <text:p>Michael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Love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/>
          <table:table-cell office:value-type="string" calcext:value-type="string">
            <text:p>Patrick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1:.B15])" office:value-type="float" office:value="21" calcext:value-type="float">
            <text:p>21</text:p>
          </table:table-cell>
          <table:table-cell/>
          <table:table-cell table:style-name="ce6" table:formula="of:=SUM([.D11:.D15])" office:value-type="float" office:value="0" calcext:value-type="float">
            <text:p>0</text:p>
          </table:table-cell>
          <table:table-cell/>
          <table:table-cell table:style-name="ce6" table:formula="of:=SUM([.F11:.F15])" office:value-type="float" office:value="63" calcext:value-type="float">
            <text:p>63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3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number-columns-repeated="2"/>
          <table:table-cell table:style-name="ce1" table:number-columns-repeated="4"/>
          <table:table-cell table:number-columns-repeated="244"/>
        </table:table-row>
        <table:table-row table:style-name="ro1">
          <table:table-cell office:value-type="string" calcext:value-type="string">
            <text:p>David</text:p>
          </table:table-cell>
          <table:table-cell table:style-name="ce6" office:value-type="float" office:value="27" calcext:value-type="float">
            <text:p>27</text:p>
          </table:table-cell>
          <table:table-cell/>
          <table:table-cell table:style-name="ce6"/>
          <table:table-cell office:value-type="string" calcext:value-type="string">
            <text:p>Patrick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Alex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style-name="ce6"/>
          <table:table-cell office:value-type="string" calcext:value-type="string">
            <text:p>Michael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 table:number-rows-repeated="3"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9:.B23])" office:value-type="float" office:value="53" calcext:value-type="float">
            <text:p>53</text:p>
          </table:table-cell>
          <table:table-cell/>
          <table:table-cell table:style-name="ce6" table:formula="of:=SUM([.D19:.D23])" office:value-type="float" office:value="0" calcext:value-type="float">
            <text:p>0</text:p>
          </table:table-cell>
          <table:table-cell/>
          <table:table-cell table:style-name="ce6" table:formula="of:=SUM([.F19:.F23])" office:value-type="float" office:value="17" calcext:value-type="float">
            <text:p>17</text:p>
          </table:table-cell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 table:number-rows-repeated="104855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verall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4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31" table:default-cell-style-name="ce3"/>
        <table:table-column table:style-name="co13" table:number-columns-repeated="766" table:default-cell-style-name="Default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FACTION</text:p>
          </table:table-cell>
          <table:table-cell table:style-name="ce14" office:value-type="string" calcext:value-type="string">
            <text:p>ALLIANCE</text:p>
          </table:table-cell>
          <table:table-cell table:style-name="ce16" office:value-type="string" calcext:value-type="string">
            <text:p>WIN</text:p>
          </table:table-cell>
          <table:table-cell table:style-name="ce16" office:value-type="string" calcext:value-type="string">
            <text:p>LOSS</text:p>
          </table:table-cell>
          <table:table-cell table:style-name="ce16" office:value-type="string" calcext:value-type="string">
            <text:p>DRAW</text:p>
          </table:table-cell>
          <table:table-cell table:style-name="ce16" office:value-type="string" calcext:value-type="string">
            <text:p>BATTLE POINTS</text:p>
          </table:table-cell>
          <table:table-cell table:style-name="ce14" office:value-type="string" calcext:value-type="string">
            <text:p>PAINT SCORE</text:p>
          </table:table-cell>
          <table:table-cell table:style-name="ce16" office:value-type="string" calcext:value-type="string">
            <text:p>SPORTS</text:p>
          </table:table-cell>
          <table:table-cell table:style-name="ce21" office:value-type="string" calcext:value-type="string">
            <text:p>OVERALL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4" office:value-type="string" calcext:value-type="string">
            <text:p>SPORTS</text:p>
          </table:table-cell>
          <table:table-cell table:style-name="ce22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6" office:value-type="string" calcext:value-type="string">
            <text:p>SPORTS</text:p>
          </table:table-cell>
          <table:table-cell table:style-name="ce12" office:value-type="string" calcext:value-type="string">
            <text:p>SPORTS 1STs</text:p>
          </table:table-cell>
          <table:table-cell table:style-name="ce14" office:value-type="string" calcext:value-type="string">
            <text:p>SPORTS 2NDs</text:p>
          </table:table-cell>
          <table:table-cell table:style-name="ce28" office:value-type="string" calcext:value-type="string">
            <text:p>SPORTS 3RDs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table:style-name="ce13" office:value-type="string" calcext:value-type="string">
            <text:p>Swords of Dorn+Legion of the Damned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2]=&quot;W&quot;;1;0))+(IF([.W2]=&quot;W&quot;;1;0))+(IF([.AD2]=&quot;W&quot;;1;0))" office:value-type="float" office:value="3" calcext:value-type="float">
            <text:p>3</text:p>
          </table:table-cell>
          <table:table-cell table:style-name="ce17" table:formula="of:=(IF([.P2]=&quot;L&quot;;1;0))+(IF([.W2]=&quot;L&quot;;1;0))+(IF([.AD2]=&quot;L&quot;;1;0))" office:value-type="float" office:value="0" calcext:value-type="float">
            <text:p>0</text:p>
          </table:table-cell>
          <table:table-cell table:style-name="ce17" table:formula="of:=(IF([.P2]=&quot;D&quot;;1;0))+(IF([.W2]=&quot;D&quot;;1;0))+(IF([.AD2]=&quot;D&quot;;1;0))" office:value-type="float" office:value="0" calcext:value-type="float">
            <text:p>0</text:p>
          </table:table-cell>
          <table:table-cell table:style-name="ce18" table:formula="of:=[.O2]+[.V2]+[.AC2]" office:value-type="float" office:value="56" calcext:value-type="float">
            <text:p>56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2]+[.X2]+[.AE2]+2*[.AF2]+[.AG2]+0*[.AH2]" office:value-type="float" office:value="10" calcext:value-type="float">
            <text:p>10</text:p>
          </table:table-cell>
          <table:table-cell table:style-name="ce18" table:formula="of:=SUM([.G2:.I2])" office:value-type="float" office:value="91" calcext:value-type="float">
            <text:p>91</text:p>
          </table:table-cell>
          <table:table-cell table:style-name="ce20" office:value-type="string" calcext:value-type="string">
            <text:p>Patrick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8" table:formula="of:=SUM([.K2:.N2])" office:value-type="float" office:value="20" calcext:value-type="float">
            <text:p>20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Steve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8" table:formula="of:=SUM([.R2:.U2])" office:value-type="float" office:value="20" calcext:value-type="float">
            <text:p>20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18" table:formula="of:=SUM([.Y2:.AB2])" office:value-type="float" office:value="16" calcext:value-type="float">
            <text:p>16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Joe</text:p>
          </table:table-cell>
          <table:table-cell table:style-name="ce13" office:value-type="string" calcext:value-type="string">
            <text:p>Kingbreakers+Imperial Knight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3]=&quot;W&quot;;1;0))+(IF([.W3]=&quot;W&quot;;1;0))+(IF([.AD3]=&quot;W&quot;;1;0))" office:value-type="float" office:value="2" calcext:value-type="float">
            <text:p>2</text:p>
          </table:table-cell>
          <table:table-cell table:style-name="ce17" table:formula="of:=(IF([.P3]=&quot;L&quot;;1;0))+(IF([.W3]=&quot;L&quot;;1;0))+(IF([.AD3]=&quot;L&quot;;1;0))" office:value-type="float" office:value="1" calcext:value-type="float">
            <text:p>1</text:p>
          </table:table-cell>
          <table:table-cell table:style-name="ce17" table:formula="of:=(IF([.P3]=&quot;D&quot;;1;0))+(IF([.W3]=&quot;D&quot;;1;0))+(IF([.AD3]=&quot;D&quot;;1;0))" office:value-type="float" office:value="0" calcext:value-type="float">
            <text:p>0</text:p>
          </table:table-cell>
          <table:table-cell table:style-name="ce18" table:formula="of:=[.O3]+[.V3]+[.AC3]" office:value-type="float" office:value="37" calcext:value-type="float">
            <text:p>37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3]+[.X3]+[.AE3]+2*[.AF3]+[.AG3]+0*[.AH3]" office:value-type="float" office:value="10" calcext:value-type="float">
            <text:p>10</text:p>
          </table:table-cell>
          <table:table-cell table:style-name="ce18" table:formula="of:=SUM([.G3:.I3])" office:value-type="float" office:value="72" calcext:value-type="float">
            <text:p>72</text:p>
          </table:table-cell>
          <table:table-cell table:style-name="ce20" office:value-type="string" calcext:value-type="string">
            <text:p>Justin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18" table:formula="of:=SUM([.K3:.N3])" office:value-type="float" office:value="9" calcext:value-type="float">
            <text:p>9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Mike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8" table:formula="of:=SUM([.R3:.U3])" office:value-type="float" office:value="15" calcext:value-type="float">
            <text:p>15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Lovell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David</text:p>
          </table:table-cell>
          <table:table-cell table:style-name="ce13" office:value-type="string" calcext:value-type="string">
            <text:p>Blood Angels+Sentinels of Terra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4]=&quot;W&quot;;1;0))+(IF([.W4]=&quot;W&quot;;1;0))+(IF([.AD4]=&quot;W&quot;;1;0))" office:value-type="float" office:value="2" calcext:value-type="float">
            <text:p>2</text:p>
          </table:table-cell>
          <table:table-cell table:style-name="ce17" table:formula="of:=(IF([.P4]=&quot;L&quot;;1;0))+(IF([.W4]=&quot;L&quot;;1;0))+(IF([.AD4]=&quot;L&quot;;1;0))" office:value-type="float" office:value="0" calcext:value-type="float">
            <text:p>0</text:p>
          </table:table-cell>
          <table:table-cell table:style-name="ce17" table:formula="of:=(IF([.P4]=&quot;D&quot;;1;0))+(IF([.W4]=&quot;D&quot;;1;0))+(IF([.AD4]=&quot;D&quot;;1;0))" office:value-type="float" office:value="1" calcext:value-type="float">
            <text:p>1</text:p>
          </table:table-cell>
          <table:table-cell table:style-name="ce18" table:formula="of:=[.O4]+[.V4]+[.AC4]" office:value-type="float" office:value="39" calcext:value-type="float">
            <text:p>39</text:p>
          </table:table-cell>
          <table:table-cell table:style-name="ce19" office:value-type="float" office:value="5" calcext:value-type="float">
            <text:p>5</text:p>
          </table:table-cell>
          <table:table-cell table:style-name="ce18" table:formula="of:=[.Q4]+[.X4]+[.AE4]+2*[.AF4]+[.AG4]+0*[.AH4]" office:value-type="float" office:value="10" calcext:value-type="float">
            <text:p>10</text:p>
          </table:table-cell>
          <table:table-cell table:style-name="ce18" table:formula="of:=SUM([.G4:.I4])" office:value-type="float" office:value="54" calcext:value-type="float">
            <text:p>54</text:p>
          </table:table-cell>
          <table:table-cell table:style-name="ce20" office:value-type="string" calcext:value-type="string">
            <text:p>Steve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18" table:formula="of:=SUM([.K4:.N4])" office:value-type="float" office:value="17" calcext:value-type="float">
            <text:p>17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Justi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table:formula="of:=SUM([.R4:.U4])" office:value-type="float" office:value="5" calcext:value-type="float">
            <text:p>5</text:p>
          </table:table-cell>
          <table:table-cell table:style-name="ce23" office:value-type="string" calcext:value-type="string">
            <text:p>D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atrick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Lovell</text:p>
          </table:table-cell>
          <table:table-cell table:style-name="ce13" office:value-type="string" calcext:value-type="string">
            <text:p>Armoured Company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5]=&quot;W&quot;;1;0))+(IF([.W5]=&quot;W&quot;;1;0))+(IF([.AD5]=&quot;W&quot;;1;0))" office:value-type="float" office:value="0" calcext:value-type="float">
            <text:p>0</text:p>
          </table:table-cell>
          <table:table-cell table:style-name="ce17" table:formula="of:=(IF([.P5]=&quot;L&quot;;1;0))+(IF([.W5]=&quot;L&quot;;1;0))+(IF([.AD5]=&quot;L&quot;;1;0))" office:value-type="float" office:value="3" calcext:value-type="float">
            <text:p>3</text:p>
          </table:table-cell>
          <table:table-cell table:style-name="ce17" table:formula="of:=(IF([.P5]=&quot;D&quot;;1;0))+(IF([.W5]=&quot;D&quot;;1;0))+(IF([.AD5]=&quot;D&quot;;1;0))" office:value-type="float" office:value="0" calcext:value-type="float">
            <text:p>0</text:p>
          </table:table-cell>
          <table:table-cell table:style-name="ce18" table:formula="of:=[.O5]+[.V5]+[.AC5]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8" table:formula="of:=[.Q5]+[.X5]+[.AE5]+2*[.AF5]+[.AG5]+0*[.AH5]" office:value-type="float" office:value="11" calcext:value-type="float">
            <text:p>11</text:p>
          </table:table-cell>
          <table:table-cell table:style-name="ce18" table:formula="of:=SUM([.G5:.I5])" office:value-type="float" office:value="45" calcext:value-type="float">
            <text:p>45</text:p>
          </table:table-cell>
          <table:table-cell table:style-name="ce20" office:value-type="string" calcext:value-type="string">
            <text:p>Michael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8" table:formula="of:=SUM([.K5:.N5])" office:value-type="float" office:value="3" calcext:value-type="float">
            <text:p>3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atrick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18" table:formula="of:=SUM([.R5:.U5])" office:value-type="float" office:value="2" calcext:value-type="float">
            <text:p>2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Joe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style-name="ce13" office:value-type="string" calcext:value-type="string">
            <text:p>Ork Mob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6]=&quot;W&quot;;1;0))+(IF([.W6]=&quot;W&quot;;1;0))+(IF([.AD6]=&quot;W&quot;;1;0))" office:value-type="float" office:value="1" calcext:value-type="float">
            <text:p>1</text:p>
          </table:table-cell>
          <table:table-cell table:style-name="ce17" table:formula="of:=(IF([.P6]=&quot;L&quot;;1;0))+(IF([.W6]=&quot;L&quot;;1;0))+(IF([.AD6]=&quot;L&quot;;1;0))" office:value-type="float" office:value="2" calcext:value-type="float">
            <text:p>2</text:p>
          </table:table-cell>
          <table:table-cell table:style-name="ce17" table:formula="of:=(IF([.P6]=&quot;D&quot;;1;0))+(IF([.W6]=&quot;D&quot;;1;0))+(IF([.AD6]=&quot;D&quot;;1;0))" office:value-type="float" office:value="0" calcext:value-type="float">
            <text:p>0</text:p>
          </table:table-cell>
          <table:table-cell table:style-name="ce18" table:formula="of:=[.O6]+[.V6]+[.AC6]" office:value-type="float" office:value="33" calcext:value-type="float">
            <text:p>33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6]+[.X6]+[.AE6]+2*[.AF6]+[.AG6]+0*[.AH6]" office:value-type="float" office:value="12" calcext:value-type="float">
            <text:p>12</text:p>
          </table:table-cell>
          <table:table-cell table:style-name="ce18" table:formula="of:=SUM([.G6:.I6])" office:value-type="float" office:value="70" calcext:value-type="float">
            <text:p>70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table:formula="of:=SUM([.K6:.N6])" office:value-type="float" office:value="3" calcext:value-type="float">
            <text:p>3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Lovell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formula="of:=SUM([.R6:.U6])" office:value-type="float" office:value="19" calcext:value-type="float">
            <text:p>19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990"/>
        </table:table-row>
        <table:table-row table:style-name="ro1">
          <table:table-cell table:style-name="ce13" office:value-type="string" calcext:value-type="string">
            <text:p>Michael</text:p>
          </table:table-cell>
          <table:table-cell table:style-name="ce13" office:value-type="string" calcext:value-type="string">
            <text:p>Tyranid Spores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7]=&quot;W&quot;;1;0))+(IF([.W7]=&quot;W&quot;;1;0))+(IF([.AD7]=&quot;W&quot;;1;0))" office:value-type="float" office:value="2" calcext:value-type="float">
            <text:p>2</text:p>
          </table:table-cell>
          <table:table-cell table:style-name="ce17" table:formula="of:=(IF([.P7]=&quot;L&quot;;1;0))+(IF([.W7]=&quot;L&quot;;1;0))+(IF([.AD7]=&quot;L&quot;;1;0))" office:value-type="float" office:value="1" calcext:value-type="float">
            <text:p>1</text:p>
          </table:table-cell>
          <table:table-cell table:style-name="ce17" table:formula="of:=(IF([.P7]=&quot;D&quot;;1;0))+(IF([.W7]=&quot;D&quot;;1;0))+(IF([.AD7]=&quot;D&quot;;1;0))" office:value-type="float" office:value="0" calcext:value-type="float">
            <text:p>0</text:p>
          </table:table-cell>
          <table:table-cell table:style-name="ce18" table:formula="of:=[.O7]+[.V7]+[.AC7]" office:value-type="float" office:value="29" calcext:value-type="float">
            <text:p>29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7]+[.X7]+[.AE7]+2*[.AF7]+[.AG7]+0*[.AH7]" office:value-type="float" office:value="11" calcext:value-type="float">
            <text:p>11</text:p>
          </table:table-cell>
          <table:table-cell table:style-name="ce18" table:formula="of:=SUM([.G7:.I7])" office:value-type="float" office:value="65" calcext:value-type="float">
            <text:p>65</text:p>
          </table:table-cell>
          <table:table-cell table:style-name="ce20" office:value-type="string" calcext:value-type="string">
            <text:p>Lovell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18" table:formula="of:=SUM([.K7:.N7])" office:value-type="float" office:value="13" calcext:value-type="float">
            <text:p>13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Jo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18" table:formula="of:=SUM([.R7:.U7])" office:value-type="float" office:value="10" calcext:value-type="float">
            <text:p>10</text:p>
          </table:table-cell>
          <table:table-cell table:style-name="ce23" office:value-type="string" calcext:value-type="string">
            <text:p>W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table:formula="of:=SUM([.Y7:.AB7])" office:value-type="float" office:value="6" calcext:value-type="float">
            <text:p>6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990"/>
        </table:table-row>
        <table:table-row table:style-name="ro1">
          <table:table-cell table:style-name="ce13" office:value-type="string" calcext:value-type="string">
            <text:p>Steve</text:p>
          </table:table-cell>
          <table:table-cell table:style-name="ce13" office:value-type="string" calcext:value-type="string">
            <text:p>Tyranid Endless Swarm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8]=&quot;W&quot;;1;0))+(IF([.W8]=&quot;W&quot;;1;0))+(IF([.AD8]=&quot;W&quot;;1;0))" office:value-type="float" office:value="0" calcext:value-type="float">
            <text:p>0</text:p>
          </table:table-cell>
          <table:table-cell table:style-name="ce17" table:formula="of:=(IF([.P8]=&quot;L&quot;;1;0))+(IF([.W8]=&quot;L&quot;;1;0))+(IF([.AD8]=&quot;L&quot;;1;0))" office:value-type="float" office:value="2" calcext:value-type="float">
            <text:p>2</text:p>
          </table:table-cell>
          <table:table-cell table:style-name="ce17" table:formula="of:=(IF([.P8]=&quot;D&quot;;1;0))+(IF([.W8]=&quot;D&quot;;1;0))+(IF([.AD8]=&quot;D&quot;;1;0))" office:value-type="float" office:value="0" calcext:value-type="float">
            <text:p>0</text:p>
          </table:table-cell>
          <table:table-cell table:style-name="ce18" table:formula="of:=[.O8]+[.V8]+[.AC8]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8]+[.X8]+[.AE8]+2*[.AF8]+[.AG8]+0*[.AH8]" office:value-type="float" office:value="6" calcext:value-type="float">
            <text:p>6</text:p>
          </table:table-cell>
          <table:table-cell table:style-name="ce18" table:formula="of:=SUM([.G8:.I8])" office:value-type="float" office:value="43" calcext:value-type="float">
            <text:p>43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18" table:formula="of:=SUM([.K8:.N8])" office:value-type="float" office:value="8" calcext:value-type="float">
            <text:p>8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18" table:formula="of:=SUM([.R8:.U8])" office:value-type="float" office:value="4" calcext:value-type="float">
            <text:p>4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4"/>
          <table:table-cell table:style-name="ce18" table:formula="of:=SUM([.Y8:.AB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office:value-type="string" calcext:value-type="string">
            <text:p>Justin</text:p>
          </table:table-cell>
          <table:table-cell table:style-name="ce13" office:value-type="string" calcext:value-type="string">
            <text:p>Tyranid Living Artillery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9]=&quot;W&quot;;1;0))+(IF([.W9]=&quot;W&quot;;1;0))+(IF([.AD9]=&quot;W&quot;;1;0))" office:value-type="float" office:value="0" calcext:value-type="float">
            <text:p>0</text:p>
          </table:table-cell>
          <table:table-cell table:style-name="ce17" table:formula="of:=(IF([.P9]=&quot;L&quot;;1;0))+(IF([.W9]=&quot;L&quot;;1;0))+(IF([.AD9]=&quot;L&quot;;1;0))" office:value-type="float" office:value="1" calcext:value-type="float">
            <text:p>1</text:p>
          </table:table-cell>
          <table:table-cell table:style-name="ce17" table:formula="of:=(IF([.P9]=&quot;D&quot;;1;0))+(IF([.W9]=&quot;D&quot;;1;0))+(IF([.AD9]=&quot;D&quot;;1;0))" office:value-type="float" office:value="1" calcext:value-type="float">
            <text:p>1</text:p>
          </table:table-cell>
          <table:table-cell table:style-name="ce18" table:formula="of:=[.O9]+[.V9]+[.AC9]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9]+[.X9]+[.AE9]+2*[.AF9]+[.AG9]+0*[.AH9]" office:value-type="float" office:value="6" calcext:value-type="float">
            <text:p>6</text:p>
          </table:table-cell>
          <table:table-cell table:style-name="ce18" table:formula="of:=SUM([.G9:.I9])" office:value-type="float" office:value="42" calcext:value-type="float">
            <text:p>42</text:p>
          </table:table-cell>
          <table:table-cell table:style-name="ce20" office:value-type="string" calcext:value-type="string">
            <text:p>Jo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18" table:formula="of:=SUM([.K9:.N9])" office:value-type="float" office:value="6" calcext:value-type="float">
            <text:p>6</text:p>
          </table:table-cell>
          <table:table-cell table:style-name="ce23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David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table:formula="of:=SUM([.R9:.U9])" office:value-type="float" office:value="5" calcext:value-type="float">
            <text:p>5</text:p>
          </table:table-cell>
          <table:table-cell table:style-name="ce23" office:value-type="string" calcext:value-type="string">
            <text:p>D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4"/>
          <table:table-cell table:style-name="ce18" table:formula="of:=SUM([.Y9:.AB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0]=&quot;W&quot;;1;0))+(IF([.W10]=&quot;W&quot;;1;0))+(IF([.AD10]=&quot;W&quot;;1;0))" office:value-type="float" office:value="0" calcext:value-type="float">
            <text:p>0</text:p>
          </table:table-cell>
          <table:table-cell table:style-name="ce17" table:formula="of:=(IF([.P10]=&quot;L&quot;;1;0))+(IF([.W10]=&quot;L&quot;;1;0))+(IF([.AD10]=&quot;L&quot;;1;0))" office:value-type="float" office:value="0" calcext:value-type="float">
            <text:p>0</text:p>
          </table:table-cell>
          <table:table-cell table:style-name="ce17" table:formula="of:=(IF([.P10]=&quot;D&quot;;1;0))+(IF([.W10]=&quot;D&quot;;1;0))+(IF([.AD10]=&quot;D&quot;;1;0))" office:value-type="float" office:value="0" calcext:value-type="float">
            <text:p>0</text:p>
          </table:table-cell>
          <table:table-cell table:style-name="ce18" table:formula="of:=[.O10]+[.V10]+[.AC10]" office:value-type="float" office:value="0" calcext:value-type="float">
            <text:p>0</text:p>
          </table:table-cell>
          <table:table-cell table:style-name="ce20"/>
          <table:table-cell table:style-name="ce18" table:formula="of:=[.Q10]+[.X10]+[.AE10]+2*[.AF10]+[.AG10]+0*[.AH10]" office:value-type="float" office:value="0" calcext:value-type="float">
            <text:p>0</text:p>
          </table:table-cell>
          <table:table-cell table:style-name="ce18" table:formula="of:=SUM([.G10:.I1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0:.N1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0:.U1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0:.AB1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1]=&quot;W&quot;;1;0))+(IF([.W11]=&quot;W&quot;;1;0))+(IF([.AD11]=&quot;W&quot;;1;0))" office:value-type="float" office:value="0" calcext:value-type="float">
            <text:p>0</text:p>
          </table:table-cell>
          <table:table-cell table:style-name="ce17" table:formula="of:=(IF([.P11]=&quot;L&quot;;1;0))+(IF([.W11]=&quot;L&quot;;1;0))+(IF([.AD11]=&quot;L&quot;;1;0))" office:value-type="float" office:value="0" calcext:value-type="float">
            <text:p>0</text:p>
          </table:table-cell>
          <table:table-cell table:style-name="ce17" table:formula="of:=(IF([.P11]=&quot;D&quot;;1;0))+(IF([.W11]=&quot;D&quot;;1;0))+(IF([.AD11]=&quot;D&quot;;1;0))" office:value-type="float" office:value="0" calcext:value-type="float">
            <text:p>0</text:p>
          </table:table-cell>
          <table:table-cell table:style-name="ce18" table:formula="of:=[.O11]+[.V11]+[.AC11]" office:value-type="float" office:value="0" calcext:value-type="float">
            <text:p>0</text:p>
          </table:table-cell>
          <table:table-cell table:style-name="ce20"/>
          <table:table-cell table:style-name="ce18" table:formula="of:=[.Q11]+[.X11]+[.AE11]+2*[.AF11]+[.AG11]+0*[.AH11]" office:value-type="float" office:value="0" calcext:value-type="float">
            <text:p>0</text:p>
          </table:table-cell>
          <table:table-cell table:style-name="ce18" table:formula="of:=SUM([.G11:.I1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1:.N1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S11:.U1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Z11:.AB1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2]=&quot;W&quot;;1;0))+(IF([.W12]=&quot;W&quot;;1;0))+(IF([.AD12]=&quot;W&quot;;1;0))" office:value-type="float" office:value="0" calcext:value-type="float">
            <text:p>0</text:p>
          </table:table-cell>
          <table:table-cell table:style-name="ce17" table:formula="of:=(IF([.P12]=&quot;L&quot;;1;0))+(IF([.W12]=&quot;L&quot;;1;0))+(IF([.AD12]=&quot;L&quot;;1;0))" office:value-type="float" office:value="0" calcext:value-type="float">
            <text:p>0</text:p>
          </table:table-cell>
          <table:table-cell table:style-name="ce17" table:formula="of:=(IF([.P12]=&quot;D&quot;;1;0))+(IF([.W12]=&quot;D&quot;;1;0))+(IF([.AD12]=&quot;D&quot;;1;0))" office:value-type="float" office:value="0" calcext:value-type="float">
            <text:p>0</text:p>
          </table:table-cell>
          <table:table-cell table:style-name="ce18" table:formula="of:=[.O12]+[.V12]+[.AC12]" office:value-type="float" office:value="0" calcext:value-type="float">
            <text:p>0</text:p>
          </table:table-cell>
          <table:table-cell table:style-name="ce20"/>
          <table:table-cell table:style-name="ce18" table:formula="of:=[.Q12]+[.X12]+[.AE12]+2*[.AF12]+[.AG12]+0*[.AH12]" office:value-type="float" office:value="0" calcext:value-type="float">
            <text:p>0</text:p>
          </table:table-cell>
          <table:table-cell table:style-name="ce18" table:formula="of:=SUM([.G12:.I12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2:.N1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2:.U1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2:.AB12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3]=&quot;W&quot;;1;0))+(IF([.W13]=&quot;W&quot;;1;0))+(IF([.AD13]=&quot;W&quot;;1;0))" office:value-type="float" office:value="0" calcext:value-type="float">
            <text:p>0</text:p>
          </table:table-cell>
          <table:table-cell table:style-name="ce17" table:formula="of:=(IF([.P13]=&quot;L&quot;;1;0))+(IF([.W13]=&quot;L&quot;;1;0))+(IF([.AD13]=&quot;L&quot;;1;0))" office:value-type="float" office:value="0" calcext:value-type="float">
            <text:p>0</text:p>
          </table:table-cell>
          <table:table-cell table:style-name="ce17" table:formula="of:=(IF([.P13]=&quot;D&quot;;1;0))+(IF([.W13]=&quot;D&quot;;1;0))+(IF([.AD13]=&quot;D&quot;;1;0))" office:value-type="float" office:value="0" calcext:value-type="float">
            <text:p>0</text:p>
          </table:table-cell>
          <table:table-cell table:style-name="ce18" table:formula="of:=[.O13]+[.V13]+[.AC13]" office:value-type="float" office:value="0" calcext:value-type="float">
            <text:p>0</text:p>
          </table:table-cell>
          <table:table-cell table:style-name="ce20"/>
          <table:table-cell table:style-name="ce18" table:formula="of:=[.Q13]+[.X13]+[.AE13]+2*[.AF13]+[.AG13]+0*[.AH13]" office:value-type="float" office:value="0" calcext:value-type="float">
            <text:p>0</text:p>
          </table:table-cell>
          <table:table-cell table:style-name="ce18" table:formula="of:=SUM([.G13:.I13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3:.N1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3:.U1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3:.AB13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4]=&quot;W&quot;;1;0))+(IF([.W14]=&quot;W&quot;;1;0))+(IF([.AD14]=&quot;W&quot;;1;0))" office:value-type="float" office:value="0" calcext:value-type="float">
            <text:p>0</text:p>
          </table:table-cell>
          <table:table-cell table:style-name="ce17" table:formula="of:=(IF([.P14]=&quot;L&quot;;1;0))+(IF([.W14]=&quot;L&quot;;1;0))+(IF([.AD14]=&quot;L&quot;;1;0))" office:value-type="float" office:value="0" calcext:value-type="float">
            <text:p>0</text:p>
          </table:table-cell>
          <table:table-cell table:style-name="ce17" table:formula="of:=(IF([.P14]=&quot;D&quot;;1;0))+(IF([.W14]=&quot;D&quot;;1;0))+(IF([.AD14]=&quot;D&quot;;1;0))" office:value-type="float" office:value="0" calcext:value-type="float">
            <text:p>0</text:p>
          </table:table-cell>
          <table:table-cell table:style-name="ce18" table:formula="of:=[.O14]+[.V14]+[.AC14]" office:value-type="float" office:value="0" calcext:value-type="float">
            <text:p>0</text:p>
          </table:table-cell>
          <table:table-cell table:style-name="ce20"/>
          <table:table-cell table:style-name="ce18" table:formula="of:=[.Q14]+[.X14]+[.AE14]+2*[.AF14]+[.AG14]+0*[.AH14]" office:value-type="float" office:value="0" calcext:value-type="float">
            <text:p>0</text:p>
          </table:table-cell>
          <table:table-cell table:style-name="ce18" table:formula="of:=SUM([.G14:.I14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4:.N1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4:.U1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4:.AB14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5]=&quot;W&quot;;1;0))+(IF([.W15]=&quot;W&quot;;1;0))+(IF([.AD15]=&quot;W&quot;;1;0))" office:value-type="float" office:value="0" calcext:value-type="float">
            <text:p>0</text:p>
          </table:table-cell>
          <table:table-cell table:style-name="ce17" table:formula="of:=(IF([.P15]=&quot;L&quot;;1;0))+(IF([.W15]=&quot;L&quot;;1;0))+(IF([.AD15]=&quot;L&quot;;1;0))" office:value-type="float" office:value="0" calcext:value-type="float">
            <text:p>0</text:p>
          </table:table-cell>
          <table:table-cell table:style-name="ce17" table:formula="of:=(IF([.P15]=&quot;D&quot;;1;0))+(IF([.W15]=&quot;D&quot;;1;0))+(IF([.AD15]=&quot;D&quot;;1;0))" office:value-type="float" office:value="0" calcext:value-type="float">
            <text:p>0</text:p>
          </table:table-cell>
          <table:table-cell table:style-name="ce18" table:formula="of:=[.O15]+[.V15]+[.AC15]" office:value-type="float" office:value="0" calcext:value-type="float">
            <text:p>0</text:p>
          </table:table-cell>
          <table:table-cell table:style-name="ce20"/>
          <table:table-cell table:style-name="ce18" table:formula="of:=[.Q15]+[.X15]+[.AE15]+2*[.AF15]+[.AG15]+0*[.AH15]" office:value-type="float" office:value="0" calcext:value-type="float">
            <text:p>0</text:p>
          </table:table-cell>
          <table:table-cell table:style-name="ce18" table:formula="of:=SUM([.G15:.I15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5:.N1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5:.U1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5:.AB15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6]=&quot;W&quot;;1;0))+(IF([.W16]=&quot;W&quot;;1;0))+(IF([.AD16]=&quot;W&quot;;1;0))" office:value-type="float" office:value="0" calcext:value-type="float">
            <text:p>0</text:p>
          </table:table-cell>
          <table:table-cell table:style-name="ce17" table:formula="of:=(IF([.P16]=&quot;L&quot;;1;0))+(IF([.W16]=&quot;L&quot;;1;0))+(IF([.AD16]=&quot;L&quot;;1;0))" office:value-type="float" office:value="0" calcext:value-type="float">
            <text:p>0</text:p>
          </table:table-cell>
          <table:table-cell table:style-name="ce17" table:formula="of:=(IF([.P16]=&quot;D&quot;;1;0))+(IF([.W16]=&quot;D&quot;;1;0))+(IF([.AD16]=&quot;D&quot;;1;0))" office:value-type="float" office:value="0" calcext:value-type="float">
            <text:p>0</text:p>
          </table:table-cell>
          <table:table-cell table:style-name="ce18" table:formula="of:=[.O16]+[.V16]+[.AC16]" office:value-type="float" office:value="0" calcext:value-type="float">
            <text:p>0</text:p>
          </table:table-cell>
          <table:table-cell table:style-name="ce20"/>
          <table:table-cell table:style-name="ce18" table:formula="of:=[.Q16]+[.X16]+[.AE16]+2*[.AF16]+[.AG16]+0*[.AH16]" office:value-type="float" office:value="0" calcext:value-type="float">
            <text:p>0</text:p>
          </table:table-cell>
          <table:table-cell table:style-name="ce18" table:formula="of:=SUM([.G16:.I16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6:.N1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6:.U1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6:.AB16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7]=&quot;W&quot;;1;0))+(IF([.W17]=&quot;W&quot;;1;0))+(IF([.AD17]=&quot;W&quot;;1;0))" office:value-type="float" office:value="0" calcext:value-type="float">
            <text:p>0</text:p>
          </table:table-cell>
          <table:table-cell table:style-name="ce17" table:formula="of:=(IF([.P17]=&quot;L&quot;;1;0))+(IF([.W17]=&quot;L&quot;;1;0))+(IF([.AD17]=&quot;L&quot;;1;0))" office:value-type="float" office:value="0" calcext:value-type="float">
            <text:p>0</text:p>
          </table:table-cell>
          <table:table-cell table:style-name="ce17" table:formula="of:=(IF([.P17]=&quot;D&quot;;1;0))+(IF([.W17]=&quot;D&quot;;1;0))+(IF([.AD17]=&quot;D&quot;;1;0))" office:value-type="float" office:value="0" calcext:value-type="float">
            <text:p>0</text:p>
          </table:table-cell>
          <table:table-cell table:style-name="ce18" table:formula="of:=[.O17]+[.V17]+[.AC17]" office:value-type="float" office:value="0" calcext:value-type="float">
            <text:p>0</text:p>
          </table:table-cell>
          <table:table-cell table:style-name="ce20"/>
          <table:table-cell table:style-name="ce18" table:formula="of:=[.Q17]+[.X17]+[.AE17]+2*[.AF17]+[.AG17]+0*[.AH17]" office:value-type="float" office:value="0" calcext:value-type="float">
            <text:p>0</text:p>
          </table:table-cell>
          <table:table-cell table:style-name="ce18" table:formula="of:=SUM([.G17:.I17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7:.N1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7:.U1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7:.AB17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8]=&quot;W&quot;;1;0))+(IF([.W18]=&quot;W&quot;;1;0))+(IF([.AD18]=&quot;W&quot;;1;0))" office:value-type="float" office:value="0" calcext:value-type="float">
            <text:p>0</text:p>
          </table:table-cell>
          <table:table-cell table:style-name="ce17" table:formula="of:=(IF([.P18]=&quot;L&quot;;1;0))+(IF([.W18]=&quot;L&quot;;1;0))+(IF([.AD18]=&quot;L&quot;;1;0))" office:value-type="float" office:value="0" calcext:value-type="float">
            <text:p>0</text:p>
          </table:table-cell>
          <table:table-cell table:style-name="ce17" table:formula="of:=(IF([.P18]=&quot;D&quot;;1;0))+(IF([.W18]=&quot;D&quot;;1;0))+(IF([.AD18]=&quot;D&quot;;1;0))" office:value-type="float" office:value="0" calcext:value-type="float">
            <text:p>0</text:p>
          </table:table-cell>
          <table:table-cell table:style-name="ce18" table:formula="of:=[.O18]+[.V18]+[.AC18]" office:value-type="float" office:value="0" calcext:value-type="float">
            <text:p>0</text:p>
          </table:table-cell>
          <table:table-cell table:style-name="ce20"/>
          <table:table-cell table:style-name="ce18" table:formula="of:=[.Q18]+[.X18]+[.AE18]+2*[.AF18]+[.AG18]+0*[.AH18]" office:value-type="float" office:value="0" calcext:value-type="float">
            <text:p>0</text:p>
          </table:table-cell>
          <table:table-cell table:style-name="ce18" table:formula="of:=SUM([.G18:.I18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8:.N1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8:.U1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8:.AB1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9]=&quot;W&quot;;1;0))+(IF([.W19]=&quot;W&quot;;1;0))+(IF([.AD19]=&quot;W&quot;;1;0))" office:value-type="float" office:value="0" calcext:value-type="float">
            <text:p>0</text:p>
          </table:table-cell>
          <table:table-cell table:style-name="ce17" table:formula="of:=(IF([.P19]=&quot;L&quot;;1;0))+(IF([.W19]=&quot;L&quot;;1;0))+(IF([.AD19]=&quot;L&quot;;1;0))" office:value-type="float" office:value="0" calcext:value-type="float">
            <text:p>0</text:p>
          </table:table-cell>
          <table:table-cell table:style-name="ce17" table:formula="of:=(IF([.P19]=&quot;D&quot;;1;0))+(IF([.W19]=&quot;D&quot;;1;0))+(IF([.AD19]=&quot;D&quot;;1;0))" office:value-type="float" office:value="0" calcext:value-type="float">
            <text:p>0</text:p>
          </table:table-cell>
          <table:table-cell table:style-name="ce18" table:formula="of:=[.O19]+[.V19]+[.AC19]" office:value-type="float" office:value="0" calcext:value-type="float">
            <text:p>0</text:p>
          </table:table-cell>
          <table:table-cell table:style-name="ce20"/>
          <table:table-cell table:style-name="ce18" table:formula="of:=[.Q19]+[.X19]+[.AE19]+2*[.AF19]+[.AG19]+0*[.AH19]" office:value-type="float" office:value="0" calcext:value-type="float">
            <text:p>0</text:p>
          </table:table-cell>
          <table:table-cell table:style-name="ce18" table:formula="of:=SUM([.G19:.I19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19:.N1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19:.U1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19:.AB1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0]=&quot;W&quot;;1;0))+(IF([.W20]=&quot;W&quot;;1;0))+(IF([.AD20]=&quot;W&quot;;1;0))" office:value-type="float" office:value="0" calcext:value-type="float">
            <text:p>0</text:p>
          </table:table-cell>
          <table:table-cell table:style-name="ce17" table:formula="of:=(IF([.P20]=&quot;L&quot;;1;0))+(IF([.W20]=&quot;L&quot;;1;0))+(IF([.AD20]=&quot;L&quot;;1;0))" office:value-type="float" office:value="0" calcext:value-type="float">
            <text:p>0</text:p>
          </table:table-cell>
          <table:table-cell table:style-name="ce17" table:formula="of:=(IF([.P20]=&quot;D&quot;;1;0))+(IF([.W20]=&quot;D&quot;;1;0))+(IF([.AD20]=&quot;D&quot;;1;0))" office:value-type="float" office:value="0" calcext:value-type="float">
            <text:p>0</text:p>
          </table:table-cell>
          <table:table-cell table:style-name="ce18" table:formula="of:=[.O20]+[.V20]+[.AC20]" office:value-type="float" office:value="0" calcext:value-type="float">
            <text:p>0</text:p>
          </table:table-cell>
          <table:table-cell table:style-name="ce20"/>
          <table:table-cell table:style-name="ce18" table:formula="of:=[.Q20]+[.X20]+[.AE20]+2*[.AF20]+[.AG20]+0*[.AH20]" office:value-type="float" office:value="0" calcext:value-type="float">
            <text:p>0</text:p>
          </table:table-cell>
          <table:table-cell table:style-name="ce18" table:formula="of:=SUM([.G20:.I2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0:.N2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0:.U2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0:.AB2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1]=&quot;W&quot;;1;0))+(IF([.W21]=&quot;W&quot;;1;0))+(IF([.AD21]=&quot;W&quot;;1;0))" office:value-type="float" office:value="0" calcext:value-type="float">
            <text:p>0</text:p>
          </table:table-cell>
          <table:table-cell table:style-name="ce17" table:formula="of:=(IF([.P21]=&quot;L&quot;;1;0))+(IF([.W21]=&quot;L&quot;;1;0))+(IF([.AD21]=&quot;L&quot;;1;0))" office:value-type="float" office:value="0" calcext:value-type="float">
            <text:p>0</text:p>
          </table:table-cell>
          <table:table-cell table:style-name="ce17" table:formula="of:=(IF([.P21]=&quot;D&quot;;1;0))+(IF([.W21]=&quot;D&quot;;1;0))+(IF([.AD21]=&quot;D&quot;;1;0))" office:value-type="float" office:value="0" calcext:value-type="float">
            <text:p>0</text:p>
          </table:table-cell>
          <table:table-cell table:style-name="ce18" table:formula="of:=[.O21]+[.V21]+[.AC21]" office:value-type="float" office:value="0" calcext:value-type="float">
            <text:p>0</text:p>
          </table:table-cell>
          <table:table-cell table:style-name="ce20"/>
          <table:table-cell table:style-name="ce18" table:formula="of:=[.Q21]+[.X21]+[.AE21]+2*[.AF21]+[.AG21]+0*[.AH21]" office:value-type="float" office:value="0" calcext:value-type="float">
            <text:p>0</text:p>
          </table:table-cell>
          <table:table-cell table:style-name="ce18" table:formula="of:=SUM([.G21:.I2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1:.N2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1:.U2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1:.AB2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2]=&quot;W&quot;;1;0))+(IF([.W22]=&quot;W&quot;;1;0))+(IF([.AD22]=&quot;W&quot;;1;0))" office:value-type="float" office:value="0" calcext:value-type="float">
            <text:p>0</text:p>
          </table:table-cell>
          <table:table-cell table:style-name="ce17" table:formula="of:=(IF([.P22]=&quot;L&quot;;1;0))+(IF([.W22]=&quot;L&quot;;1;0))+(IF([.AD22]=&quot;L&quot;;1;0))" office:value-type="float" office:value="0" calcext:value-type="float">
            <text:p>0</text:p>
          </table:table-cell>
          <table:table-cell table:style-name="ce17" table:formula="of:=(IF([.P22]=&quot;D&quot;;1;0))+(IF([.W22]=&quot;D&quot;;1;0))+(IF([.AD22]=&quot;D&quot;;1;0))" office:value-type="float" office:value="0" calcext:value-type="float">
            <text:p>0</text:p>
          </table:table-cell>
          <table:table-cell table:style-name="ce18" table:formula="of:=[.O22]+[.V22]+[.AC22]" office:value-type="float" office:value="0" calcext:value-type="float">
            <text:p>0</text:p>
          </table:table-cell>
          <table:table-cell table:style-name="ce20"/>
          <table:table-cell table:style-name="ce18" table:formula="of:=[.Q22]+[.X22]+[.AE22]+2*[.AF22]+[.AG22]+0*[.AH22]" office:value-type="float" office:value="0" calcext:value-type="float">
            <text:p>0</text:p>
          </table:table-cell>
          <table:table-cell table:style-name="ce18" table:formula="of:=SUM([.G22:.I22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2:.N2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2:.U22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2:.AB22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3]=&quot;W&quot;;1;0))+(IF([.W23]=&quot;W&quot;;1;0))+(IF([.AD23]=&quot;W&quot;;1;0))" office:value-type="float" office:value="0" calcext:value-type="float">
            <text:p>0</text:p>
          </table:table-cell>
          <table:table-cell table:style-name="ce17" table:formula="of:=(IF([.P23]=&quot;L&quot;;1;0))+(IF([.W23]=&quot;L&quot;;1;0))+(IF([.AD23]=&quot;L&quot;;1;0))" office:value-type="float" office:value="0" calcext:value-type="float">
            <text:p>0</text:p>
          </table:table-cell>
          <table:table-cell table:style-name="ce17" table:formula="of:=(IF([.P23]=&quot;D&quot;;1;0))+(IF([.W23]=&quot;D&quot;;1;0))+(IF([.AD23]=&quot;D&quot;;1;0))" office:value-type="float" office:value="0" calcext:value-type="float">
            <text:p>0</text:p>
          </table:table-cell>
          <table:table-cell table:style-name="ce18" table:formula="of:=[.O23]+[.V23]+[.AC23]" office:value-type="float" office:value="0" calcext:value-type="float">
            <text:p>0</text:p>
          </table:table-cell>
          <table:table-cell table:style-name="ce20"/>
          <table:table-cell table:style-name="ce18" table:formula="of:=[.Q23]+[.X23]+[.AE23]+2*[.AF23]+[.AG23]+0*[.AH23]" office:value-type="float" office:value="0" calcext:value-type="float">
            <text:p>0</text:p>
          </table:table-cell>
          <table:table-cell table:style-name="ce18" table:formula="of:=SUM([.G23:.I23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3:.N2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3:.U23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3:.AB23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4]=&quot;W&quot;;1;0))+(IF([.W24]=&quot;W&quot;;1;0))+(IF([.AD24]=&quot;W&quot;;1;0))" office:value-type="float" office:value="0" calcext:value-type="float">
            <text:p>0</text:p>
          </table:table-cell>
          <table:table-cell table:style-name="ce17" table:formula="of:=(IF([.P24]=&quot;L&quot;;1;0))+(IF([.W24]=&quot;L&quot;;1;0))+(IF([.AD24]=&quot;L&quot;;1;0))" office:value-type="float" office:value="0" calcext:value-type="float">
            <text:p>0</text:p>
          </table:table-cell>
          <table:table-cell table:style-name="ce17" table:formula="of:=(IF([.P24]=&quot;D&quot;;1;0))+(IF([.W24]=&quot;D&quot;;1;0))+(IF([.AD24]=&quot;D&quot;;1;0))" office:value-type="float" office:value="0" calcext:value-type="float">
            <text:p>0</text:p>
          </table:table-cell>
          <table:table-cell table:style-name="ce18" table:formula="of:=[.O24]+[.V24]+[.AC24]" office:value-type="float" office:value="0" calcext:value-type="float">
            <text:p>0</text:p>
          </table:table-cell>
          <table:table-cell table:style-name="ce20"/>
          <table:table-cell table:style-name="ce18" table:formula="of:=[.Q24]+[.X24]+[.AE24]+2*[.AF24]+[.AG24]+0*[.AH24]" office:value-type="float" office:value="0" calcext:value-type="float">
            <text:p>0</text:p>
          </table:table-cell>
          <table:table-cell table:style-name="ce18" table:formula="of:=SUM([.G24:.I24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4:.N2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4:.U24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4:.AB24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5]=&quot;W&quot;;1;0))+(IF([.W25]=&quot;W&quot;;1;0))+(IF([.AD25]=&quot;W&quot;;1;0))" office:value-type="float" office:value="0" calcext:value-type="float">
            <text:p>0</text:p>
          </table:table-cell>
          <table:table-cell table:style-name="ce17" table:formula="of:=(IF([.P25]=&quot;L&quot;;1;0))+(IF([.W25]=&quot;L&quot;;1;0))+(IF([.AD25]=&quot;L&quot;;1;0))" office:value-type="float" office:value="0" calcext:value-type="float">
            <text:p>0</text:p>
          </table:table-cell>
          <table:table-cell table:style-name="ce17" table:formula="of:=(IF([.P25]=&quot;D&quot;;1;0))+(IF([.W25]=&quot;D&quot;;1;0))+(IF([.AD25]=&quot;D&quot;;1;0))" office:value-type="float" office:value="0" calcext:value-type="float">
            <text:p>0</text:p>
          </table:table-cell>
          <table:table-cell table:style-name="ce18" table:formula="of:=[.O25]+[.V25]+[.AC25]" office:value-type="float" office:value="0" calcext:value-type="float">
            <text:p>0</text:p>
          </table:table-cell>
          <table:table-cell table:style-name="ce20"/>
          <table:table-cell table:style-name="ce18" table:formula="of:=[.Q25]+[.X25]+[.AE25]+2*[.AF25]+[.AG25]+0*[.AH25]" office:value-type="float" office:value="0" calcext:value-type="float">
            <text:p>0</text:p>
          </table:table-cell>
          <table:table-cell table:style-name="ce18" table:formula="of:=SUM([.G25:.I25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5:.N2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5:.U25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5:.AB25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6]=&quot;W&quot;;1;0))+(IF([.W26]=&quot;W&quot;;1;0))+(IF([.AD26]=&quot;W&quot;;1;0))" office:value-type="float" office:value="0" calcext:value-type="float">
            <text:p>0</text:p>
          </table:table-cell>
          <table:table-cell table:style-name="ce17" table:formula="of:=(IF([.P26]=&quot;L&quot;;1;0))+(IF([.W26]=&quot;L&quot;;1;0))+(IF([.AD26]=&quot;L&quot;;1;0))" office:value-type="float" office:value="0" calcext:value-type="float">
            <text:p>0</text:p>
          </table:table-cell>
          <table:table-cell table:style-name="ce17" table:formula="of:=(IF([.P26]=&quot;D&quot;;1;0))+(IF([.W26]=&quot;D&quot;;1;0))+(IF([.AD26]=&quot;D&quot;;1;0))" office:value-type="float" office:value="0" calcext:value-type="float">
            <text:p>0</text:p>
          </table:table-cell>
          <table:table-cell table:style-name="ce18" table:formula="of:=[.O26]+[.V26]+[.AC26]" office:value-type="float" office:value="0" calcext:value-type="float">
            <text:p>0</text:p>
          </table:table-cell>
          <table:table-cell table:style-name="ce20"/>
          <table:table-cell table:style-name="ce18" table:formula="of:=[.Q26]+[.X26]+[.AE26]+2*[.AF26]+[.AG26]+0*[.AH26]" office:value-type="float" office:value="0" calcext:value-type="float">
            <text:p>0</text:p>
          </table:table-cell>
          <table:table-cell table:style-name="ce18" table:formula="of:=SUM([.G26:.I26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6:.N2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6:.U26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6:.AB26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7]=&quot;W&quot;;1;0))+(IF([.W27]=&quot;W&quot;;1;0))+(IF([.AD27]=&quot;W&quot;;1;0))" office:value-type="float" office:value="0" calcext:value-type="float">
            <text:p>0</text:p>
          </table:table-cell>
          <table:table-cell table:style-name="ce17" table:formula="of:=(IF([.P27]=&quot;L&quot;;1;0))+(IF([.W27]=&quot;L&quot;;1;0))+(IF([.AD27]=&quot;L&quot;;1;0))" office:value-type="float" office:value="0" calcext:value-type="float">
            <text:p>0</text:p>
          </table:table-cell>
          <table:table-cell table:style-name="ce17" table:formula="of:=(IF([.P27]=&quot;D&quot;;1;0))+(IF([.W27]=&quot;D&quot;;1;0))+(IF([.AD27]=&quot;D&quot;;1;0))" office:value-type="float" office:value="0" calcext:value-type="float">
            <text:p>0</text:p>
          </table:table-cell>
          <table:table-cell table:style-name="ce18" table:formula="of:=[.O27]+[.V27]+[.AC27]" office:value-type="float" office:value="0" calcext:value-type="float">
            <text:p>0</text:p>
          </table:table-cell>
          <table:table-cell table:style-name="ce20"/>
          <table:table-cell table:style-name="ce18" table:formula="of:=[.Q27]+[.X27]+[.AE27]+2*[.AF27]+[.AG27]+0*[.AH27]" office:value-type="float" office:value="0" calcext:value-type="float">
            <text:p>0</text:p>
          </table:table-cell>
          <table:table-cell table:style-name="ce18" table:formula="of:=SUM([.G27:.I27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7:.N2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7:.U27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7:.AB27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8]=&quot;W&quot;;1;0))+(IF([.W28]=&quot;W&quot;;1;0))+(IF([.AD28]=&quot;W&quot;;1;0))" office:value-type="float" office:value="0" calcext:value-type="float">
            <text:p>0</text:p>
          </table:table-cell>
          <table:table-cell table:style-name="ce17" table:formula="of:=(IF([.P28]=&quot;L&quot;;1;0))+(IF([.W28]=&quot;L&quot;;1;0))+(IF([.AD28]=&quot;L&quot;;1;0))" office:value-type="float" office:value="0" calcext:value-type="float">
            <text:p>0</text:p>
          </table:table-cell>
          <table:table-cell table:style-name="ce17" table:formula="of:=(IF([.P28]=&quot;D&quot;;1;0))+(IF([.W28]=&quot;D&quot;;1;0))+(IF([.AD28]=&quot;D&quot;;1;0))" office:value-type="float" office:value="0" calcext:value-type="float">
            <text:p>0</text:p>
          </table:table-cell>
          <table:table-cell table:style-name="ce18" table:formula="of:=[.O28]+[.V28]+[.AC28]" office:value-type="float" office:value="0" calcext:value-type="float">
            <text:p>0</text:p>
          </table:table-cell>
          <table:table-cell table:style-name="ce20"/>
          <table:table-cell table:style-name="ce18" table:formula="of:=[.Q28]+[.X28]+[.AE28]+2*[.AF28]+[.AG28]+0*[.AH28]" office:value-type="float" office:value="0" calcext:value-type="float">
            <text:p>0</text:p>
          </table:table-cell>
          <table:table-cell table:style-name="ce18" table:formula="of:=SUM([.G28:.I28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8:.N2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8:.U28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8:.AB28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9]=&quot;W&quot;;1;0))+(IF([.W29]=&quot;W&quot;;1;0))+(IF([.AD29]=&quot;W&quot;;1;0))" office:value-type="float" office:value="0" calcext:value-type="float">
            <text:p>0</text:p>
          </table:table-cell>
          <table:table-cell table:style-name="ce17" table:formula="of:=(IF([.P29]=&quot;L&quot;;1;0))+(IF([.W29]=&quot;L&quot;;1;0))+(IF([.AD29]=&quot;L&quot;;1;0))" office:value-type="float" office:value="0" calcext:value-type="float">
            <text:p>0</text:p>
          </table:table-cell>
          <table:table-cell table:style-name="ce17" table:formula="of:=(IF([.P29]=&quot;D&quot;;1;0))+(IF([.W29]=&quot;D&quot;;1;0))+(IF([.AD29]=&quot;D&quot;;1;0))" office:value-type="float" office:value="0" calcext:value-type="float">
            <text:p>0</text:p>
          </table:table-cell>
          <table:table-cell table:style-name="ce18" table:formula="of:=[.O29]+[.V29]+[.AC29]" office:value-type="float" office:value="0" calcext:value-type="float">
            <text:p>0</text:p>
          </table:table-cell>
          <table:table-cell table:style-name="ce20"/>
          <table:table-cell table:style-name="ce18" table:formula="of:=[.Q29]+[.X29]+[.AE29]+2*[.AF29]+[.AG29]+0*[.AH29]" office:value-type="float" office:value="0" calcext:value-type="float">
            <text:p>0</text:p>
          </table:table-cell>
          <table:table-cell table:style-name="ce18" table:formula="of:=SUM([.G29:.I29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29:.N2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29:.U29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29:.AB29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0]=&quot;W&quot;;1;0))+(IF([.W30]=&quot;W&quot;;1;0))+(IF([.AD30]=&quot;W&quot;;1;0))" office:value-type="float" office:value="0" calcext:value-type="float">
            <text:p>0</text:p>
          </table:table-cell>
          <table:table-cell table:style-name="ce17" table:formula="of:=(IF([.P30]=&quot;L&quot;;1;0))+(IF([.W30]=&quot;L&quot;;1;0))+(IF([.AD30]=&quot;L&quot;;1;0))" office:value-type="float" office:value="0" calcext:value-type="float">
            <text:p>0</text:p>
          </table:table-cell>
          <table:table-cell table:style-name="ce17" table:formula="of:=(IF([.P30]=&quot;D&quot;;1;0))+(IF([.W30]=&quot;D&quot;;1;0))+(IF([.AD30]=&quot;D&quot;;1;0))" office:value-type="float" office:value="0" calcext:value-type="float">
            <text:p>0</text:p>
          </table:table-cell>
          <table:table-cell table:style-name="ce18" table:formula="of:=[.O30]+[.V30]+[.AC30]" office:value-type="float" office:value="0" calcext:value-type="float">
            <text:p>0</text:p>
          </table:table-cell>
          <table:table-cell table:style-name="ce20"/>
          <table:table-cell table:style-name="ce18" table:formula="of:=[.Q30]+[.X30]+[.AE30]+2*[.AF30]+[.AG30]+0*[.AH30]" office:value-type="float" office:value="0" calcext:value-type="float">
            <text:p>0</text:p>
          </table:table-cell>
          <table:table-cell table:style-name="ce18" table:formula="of:=SUM([.G30:.I30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30:.N3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30:.U30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30:.AB30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1]=&quot;W&quot;;1;0))+(IF([.W31]=&quot;W&quot;;1;0))+(IF([.AD31]=&quot;W&quot;;1;0))" office:value-type="float" office:value="0" calcext:value-type="float">
            <text:p>0</text:p>
          </table:table-cell>
          <table:table-cell table:style-name="ce17" table:formula="of:=(IF([.P31]=&quot;L&quot;;1;0))+(IF([.W31]=&quot;L&quot;;1;0))+(IF([.AD31]=&quot;L&quot;;1;0))" office:value-type="float" office:value="0" calcext:value-type="float">
            <text:p>0</text:p>
          </table:table-cell>
          <table:table-cell table:style-name="ce17" table:formula="of:=(IF([.P31]=&quot;D&quot;;1;0))+(IF([.W31]=&quot;D&quot;;1;0))+(IF([.AD31]=&quot;D&quot;;1;0))" office:value-type="float" office:value="0" calcext:value-type="float">
            <text:p>0</text:p>
          </table:table-cell>
          <table:table-cell table:style-name="ce18" table:formula="of:=[.O31]+[.V31]+[.AC31]" office:value-type="float" office:value="0" calcext:value-type="float">
            <text:p>0</text:p>
          </table:table-cell>
          <table:table-cell table:style-name="ce20"/>
          <table:table-cell table:style-name="ce18" table:formula="of:=[.Q31]+[.X31]+[.AE31]+2*[.AF31]+[.AG31]+0*[.AH31]" office:value-type="float" office:value="0" calcext:value-type="float">
            <text:p>0</text:p>
          </table:table-cell>
          <table:table-cell table:style-name="ce18" table:formula="of:=SUM([.G31:.I31])" office:value-type="float" office:value="0" calcext:value-type="float">
            <text:p>0</text:p>
          </table:table-cell>
          <table:table-cell table:style-name="ce20" table:number-columns-repeated="4"/>
          <table:table-cell table:style-name="ce18" table:formula="of:=SUM([.K31:.N3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R31:.U31])" office:value-type="float" office:value="0" calcext:value-type="float">
            <text:p>0</text:p>
          </table:table-cell>
          <table:table-cell table:style-name="ce23"/>
          <table:table-cell table:style-name="ce20" table:number-columns-repeated="5"/>
          <table:table-cell table:style-name="ce18" table:formula="of:=SUM([.Y31:.AB31])" office:value-type="float" office:value="0" calcext:value-type="float">
            <text:p>0</text:p>
          </table:table-cell>
          <table:table-cell table:style-name="ce23"/>
          <table:table-cell table:style-name="ce20"/>
          <table:table-cell table:style-name="ce27" table:number-columns-repeated="3"/>
          <table:table-cell table:style-name="ce29" table:number-columns-repeated="224"/>
          <table:table-cell table:style-name="ce30" table:number-columns-repeated="76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3">
        <office:forms form:automatic-focus="false" form:apply-design-mode="false"/>
        <table:table-column table:style-name="co1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250" table:default-cell-style-name="ce19"/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3"/>
          <table:table-cell table:style-name="ce34" office:value-type="string" calcext:value-type="string" table:number-columns-spanned="2" table:number-rows-spanned="1">
            <text:p>Some Models</text:p>
          </table:table-cell>
          <table:covered-table-cell table:style-name="ce34"/>
          <table:table-cell table:style-name="ce31"/>
          <table:table-cell table:number-columns-repeated="250"/>
        </table:table-row>
        <table:table-row table:style-name="ro1">
          <table:table-cell table:style-name="ce31" office:value-type="string" calcext:value-type="string">
            <text:p>Player</text:p>
          </table:table-cell>
          <table:table-cell table:style-name="ce31" office:value-type="string" calcext:value-type="string">
            <text:p>Faction</text:p>
          </table:table-cell>
          <table:table-cell table:style-name="ce31" office:value-type="string" calcext:value-type="string">
            <text:p>Assembled</text:p>
          </table:table-cell>
          <table:table-cell table:style-name="ce31" office:value-type="string" calcext:value-type="string">
            <text:p>3-Color</text:p>
          </table:table-cell>
          <table:table-cell table:style-name="ce31" office:value-type="string" calcext:value-type="string">
            <text:p>Based</text:p>
          </table:table-cell>
          <table:table-cell table:style-name="ce31" office:value-type="string" calcext:value-type="string">
            <text:p>Adv Paint</text:p>
          </table:table-cell>
          <table:table-cell table:style-name="ce31" office:value-type="string" calcext:value-type="string">
            <text:p>Adv Bases</text:p>
          </table:table-cell>
          <table:table-cell table:style-name="ce31" office:value-type="string" calcext:value-type="string">
            <text:p>Total*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table:style-name="ce13" office:value-type="string" calcext:value-type="string">
            <text:p>Swords of Dorn (Space Marines)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3:.G3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Joe</text:p>
          </table:table-cell>
          <table:table-cell table:style-name="ce13" office:value-type="string" calcext:value-type="string">
            <text:p>Kingbreakers (Space Marines)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4:.G4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Justin</text:p>
          </table:table-cell>
          <table:table-cell table:style-name="ce13" office:value-type="string" calcext:value-type="string">
            <text:p>Tyranid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5:.G5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Michael</text:p>
          </table:table-cell>
          <table:table-cell table:style-name="ce13" office:value-type="string" calcext:value-type="string">
            <text:p>Tyranid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6:.G6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style-name="ce13" office:value-type="string" calcext:value-type="string">
            <text:p>Ork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7:.G7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Lovell</text:p>
          </table:table-cell>
          <table:table-cell table:style-name="ce13" office:value-type="string" calcext:value-type="string">
            <text:p>Imperial Guard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C8:.G8])*5"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Steve</text:p>
          </table:table-cell>
          <table:table-cell table:style-name="ce13" office:value-type="string" calcext:value-type="string">
            <text:p>Tyrani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[.C9:.G9])*5"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table:style-name="ce13" office:value-type="string" calcext:value-type="string">
            <text:p>David</text:p>
          </table:table-cell>
          <table:table-cell table:style-name="ce13" office:value-type="string" calcext:value-type="string">
            <text:p>Blood Angels+Sentinel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10:.G10])*5" office:value-type="float" office:value="5" calcext:value-type="float">
            <text:p>5</text:p>
          </table:table-cell>
          <table:table-cell table:number-columns-repeated="250"/>
        </table:table-row>
        <table:table-row table:style-name="ro1" table:number-rows-repeated="2">
          <table:table-cell table:style-name="ce32" table:number-columns-repeated="2"/>
          <table:table-cell table:number-columns-repeated="256"/>
        </table:table-row>
        <table:table-row table:style-name="ro1" table:number-rows-repeated="1048563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ainting Votes" table:style-name="ta4">
        <office:forms form:automatic-focus="false" form:apply-design-mode="false"/>
        <table:table-column table:style-name="co13" table:default-cell-style-name="ce32"/>
        <table:table-column table:style-name="co13" table:number-columns-repeated="11" table:default-cell-style-name="ce36"/>
        <table:table-column table:style-name="co13" table:number-columns-repeated="245" table:default-cell-style-name="ce32"/>
        <table:table-column table:style-name="co13" table:number-columns-repeated="767" table:default-cell-style-name="Default"/>
        <table:table-row table:style-name="ro3">
          <table:table-cell table:style-name="ce35" office:value-type="string" calcext:value-type="string">
            <text:p>Player</text:p>
          </table:table-cell>
          <table:table-cell table:style-name="ce34" office:value-type="string" calcext:value-type="string" table:number-columns-spanned="10" table:number-rows-spanned="1">
            <text:p>Votes</text:p>
          </table:table-cell>
          <table:covered-table-cell table:number-columns-repeated="9" table:style-name="ce34"/>
          <table:table-cell table:style-name="ce3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/>
          <table:table-cell table:number-columns-repeated="7"/>
          <table:table-cell table:formula="of:=SUM([.B2:.K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ke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"/>
          <table:table-cell table:style-name="ce19" table:number-columns-repeated="2"/>
          <table:table-cell table:formula="of:=SUM([.B3:.K3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e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/>
          <table:table-cell table:number-columns-repeated="3"/>
          <table:table-cell table:style-name="ce19" table:number-columns-repeated="2"/>
          <table:table-cell table:formula="of:=SUM([.B4:.K4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tri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table:number-columns-repeated="2"/>
          <table:table-cell table:number-columns-repeated="3"/>
          <table:table-cell table:style-name="ce19" table:number-columns-repeated="2"/>
          <table:table-cell table:formula="of:=SUM([.B5:.K5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v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formula="of:=SUM([.B6:.K6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ust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2"/>
          <table:table-cell table:formula="of:=SUM([.B7:.K7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9"/>
          <table:table-cell table:number-columns-repeated="5"/>
          <table:table-cell table:style-name="ce19"/>
          <table:table-cell table:formula="of:=SUM([.B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9"/>
          <table:table-cell table:formula="of:=SUM([.B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UM([.B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SUM([.B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2:Overall.AMJ9" table:contains-header="false">
          <table:sort>
            <table:sort-by table:field-number="2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'Painting Scores'.A3:'Painting Scores'.AMJ1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Painting Votes'.A2:'Painting Votes'.AMJ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09:04:23.079303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5-01-25T10:21:52.415243389</dc:date>
    <meta:editing-cycles>39</meta:editing-cycles>
    <meta:editing-duration>P11DT15H15M12S</meta:editing-duration>
    <meta:generator>LibreOffice/4.2.8.2$Linux_X86_64 LibreOffice_project/420m0$Build-2</meta:generator>
    <meta:document-statistic meta:table-count="4" meta:cell-count="640" meta:object-count="0"/>
  </office:meta>
</office:document-meta>
</file>